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10000008C0E0B4DE71AD1FD31.png" manifest:media-type="image/png"/>
  <manifest:file-entry manifest:full-path="Pictures/10000000000001AE0000004C093FB2F4DF3B64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1.236cm" svg:y="0.767cm" svg:width="17.15cm" svg:height="3.03cm" draw:z-index="0"><draw:image xlink:href="Pictures/10000000000001AE0000004C093FB2F4DF3B6458.png" xlink:type="simple" xlink:show="embed" xlink:actuate="onLoad" draw:mime-type="image/png"/></draw:frame><draw:frame draw:style-name="fr1" draw:name="Imagen2" text:anchor-type="char" svg:x="0.342cm" svg:y="5.609cm" svg:width="18.24cm" svg:height="5.491cm" draw:z-index="1"><draw:image xlink:href="Pictures/10000000000001D10000008C0E0B4DE71AD1FD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6:32:04.602735857</meta:creation-date>
    <dc:date>2023-11-28T16:35:42.294275498</dc:date>
    <meta:editing-duration>PT3M3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